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Biolinum G" svg:font-family="'Linux Biolinum G'"/>
    <style:font-face style:name="Linux Libertine G" svg:font-family="'Linux Libertine G'"/>
    <style:font-face style:name="Century Schoolbook L" svg:font-family="'Century Schoolbook L'" style:font-pitch="variable"/>
    <style:font-face style:name="Linux Biolinum G1" svg:font-family="'Linux Biolinum G'" style:font-pitch="variable"/>
    <style:font-face style:name="Linux Libertine G1" svg:font-family="'Linux Libertine G'"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style:text-properties style:font-name="Linux Biolinum G1" fo:font-style="normal" fo:font-weight="bold" officeooo:rsid="00113843" officeooo:paragraph-rsid="00113843" style:font-style-asian="normal" style:font-weight-asian="bold" style:font-style-complex="normal" style:font-weight-complex="bold"/>
    </style:style>
    <style:style style:name="P2" style:family="paragraph" style:parent-style-name="Standard">
      <style:paragraph-properties fo:line-height="115%"/>
      <style:text-properties style:font-name="Linux Libertine G1" officeooo:rsid="000f720c" officeooo:paragraph-rsid="000f720c"/>
    </style:style>
    <style:style style:name="P3" style:family="paragraph" style:parent-style-name="Standard" style:list-style-name="L2">
      <style:paragraph-properties fo:line-height="115%"/>
      <style:text-properties style:font-name="Linux Libertine G1" officeooo:rsid="00113843" officeooo:paragraph-rsid="00113843"/>
    </style:style>
    <style:style style:name="P4" style:family="paragraph" style:parent-style-name="Standard" style:list-style-name="L2">
      <style:paragraph-properties fo:line-height="115%"/>
      <style:text-properties style:font-name="Linux Libertine G1" officeooo:rsid="0011c3c9" officeooo:paragraph-rsid="0011c3c9"/>
    </style:style>
    <style:style style:name="P5" style:family="paragraph" style:parent-style-name="Standard">
      <style:paragraph-properties fo:line-height="115%"/>
      <style:text-properties style:font-name="Linux Libertine G1" officeooo:rsid="0011c3c9" officeooo:paragraph-rsid="0011c3c9"/>
    </style:style>
    <style:style style:name="P6" style:family="paragraph" style:parent-style-name="Standard">
      <style:paragraph-properties fo:line-height="115%"/>
      <style:text-properties style:font-name="Linux Libertine G1" officeooo:rsid="00124ddc" officeooo:paragraph-rsid="00124ddc"/>
    </style:style>
    <style:style style:name="P7" style:family="paragraph" style:parent-style-name="Standard" style:list-style-name="L3">
      <style:paragraph-properties fo:line-height="115%"/>
      <style:text-properties style:font-name="Linux Libertine G1" officeooo:rsid="00124ddc" officeooo:paragraph-rsid="00124ddc"/>
    </style:style>
    <style:style style:name="P8" style:family="paragraph" style:parent-style-name="Standard">
      <style:paragraph-properties fo:line-height="115%"/>
      <style:text-properties style:font-name="Linux Libertine G1" fo:font-weight="bold" officeooo:rsid="00124ddc" officeooo:paragraph-rsid="00124ddc" style:font-weight-asian="bold" style:font-weight-complex="bold"/>
    </style:style>
    <style:style style:name="P9" style:family="paragraph" style:parent-style-name="Standard" style:list-style-name="L3">
      <style:paragraph-properties fo:line-height="115%"/>
      <style:text-properties style:font-name="Linux Libertine G1" officeooo:rsid="0018ebd4" officeooo:paragraph-rsid="0018ebd4"/>
    </style:style>
    <style:style style:name="P10" style:family="paragraph" style:parent-style-name="Standard" style:list-style-name="L3">
      <style:paragraph-properties fo:line-height="115%"/>
      <style:text-properties style:font-name="Linux Libertine G1" officeooo:rsid="001cbb35" officeooo:paragraph-rsid="001cbb35"/>
    </style:style>
    <style:style style:name="P11" style:family="paragraph" style:parent-style-name="Standard" style:list-style-name="L3">
      <style:paragraph-properties fo:line-height="115%"/>
      <style:text-properties style:font-name="Linux Libertine G1" officeooo:rsid="0028a5c9" officeooo:paragraph-rsid="0028a5c9"/>
    </style:style>
    <style:style style:name="P12" style:family="paragraph" style:parent-style-name="Standard" style:list-style-name="L3">
      <style:paragraph-properties fo:line-height="115%"/>
      <style:text-properties style:font-name="Linux Libertine G1" officeooo:rsid="002c4c74" officeooo:paragraph-rsid="002c4c74"/>
    </style:style>
    <style:style style:name="P13" style:family="paragraph" style:parent-style-name="Standard" style:list-style-name="L3">
      <style:paragraph-properties fo:line-height="115%"/>
      <style:text-properties style:font-name="Linux Libertine G1" officeooo:rsid="003022be" officeooo:paragraph-rsid="003022be"/>
    </style:style>
    <style:style style:name="P14" style:family="paragraph" style:parent-style-name="Standard">
      <style:paragraph-properties fo:line-height="115%"/>
      <style:text-properties style:font-name="Linux Libertine G1" officeooo:rsid="003022be" officeooo:paragraph-rsid="003022be"/>
    </style:style>
    <style:style style:name="P15" style:family="paragraph" style:parent-style-name="Standard">
      <style:paragraph-properties fo:line-height="115%"/>
      <style:text-properties style:font-name="Linux Libertine G1" officeooo:rsid="00361dd6" officeooo:paragraph-rsid="00361dd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25289" style:font-style-asian="normal" style:font-style-complex="normal"/>
    </style:style>
    <style:style style:name="T4" style:family="text">
      <style:text-properties fo:font-style="normal" officeooo:rsid="00135d35" style:font-style-asian="normal" style:font-style-complex="normal"/>
    </style:style>
    <style:style style:name="T5" style:family="text">
      <style:text-properties fo:font-style="normal" officeooo:rsid="00139868" style:font-style-asian="normal" style:font-style-complex="normal"/>
    </style:style>
    <style:style style:name="T6" style:family="text">
      <style:text-properties fo:font-style="normal" officeooo:rsid="0014ee53" style:font-style-asian="normal" style:font-style-complex="normal"/>
    </style:style>
    <style:style style:name="T7" style:family="text">
      <style:text-properties fo:font-style="normal" officeooo:rsid="0015b4e7" style:font-style-asian="normal" style:font-style-complex="normal"/>
    </style:style>
    <style:style style:name="T8" style:family="text">
      <style:text-properties fo:font-style="normal" officeooo:rsid="0017a234" style:font-style-asian="normal" style:font-style-complex="normal"/>
    </style:style>
    <style:style style:name="T9" style:family="text">
      <style:text-properties fo:font-style="normal" officeooo:rsid="0018ebd4" style:font-style-asian="normal" style:font-style-complex="normal"/>
    </style:style>
    <style:style style:name="T10" style:family="text">
      <style:text-properties fo:font-style="normal" officeooo:rsid="001952e7" style:font-style-asian="normal" style:font-style-complex="normal"/>
    </style:style>
    <style:style style:name="T11" style:family="text">
      <style:text-properties fo:font-style="normal" officeooo:rsid="001a6759" style:font-style-asian="normal" style:font-style-complex="normal"/>
    </style:style>
    <style:style style:name="T12" style:family="text">
      <style:text-properties fo:font-style="normal" officeooo:rsid="001b8ca2" style:font-style-asian="normal" style:font-style-complex="normal"/>
    </style:style>
    <style:style style:name="T13" style:family="text">
      <style:text-properties fo:font-style="normal" officeooo:rsid="001ca2e4" style:font-style-asian="normal" style:font-style-complex="normal"/>
    </style:style>
    <style:style style:name="T14" style:family="text">
      <style:text-properties fo:font-style="normal" officeooo:rsid="001e32ef" style:font-style-asian="normal" style:font-style-complex="normal"/>
    </style:style>
    <style:style style:name="T15" style:family="text">
      <style:text-properties fo:font-style="normal" officeooo:rsid="00201a4c" style:font-style-asian="normal" style:font-style-complex="normal"/>
    </style:style>
    <style:style style:name="T16" style:family="text">
      <style:text-properties fo:font-style="normal" officeooo:rsid="0021c541" style:font-style-asian="normal" style:font-style-complex="normal"/>
    </style:style>
    <style:style style:name="T17" style:family="text">
      <style:text-properties fo:font-style="normal" officeooo:rsid="00236822" style:font-style-asian="normal" style:font-style-complex="normal"/>
    </style:style>
    <style:style style:name="T18" style:family="text">
      <style:text-properties fo:font-style="normal" officeooo:rsid="00255886" style:font-style-asian="normal" style:font-style-complex="normal"/>
    </style:style>
    <style:style style:name="T19" style:family="text">
      <style:text-properties fo:font-style="normal" officeooo:rsid="00257ad1" style:font-style-asian="normal" style:font-style-complex="normal"/>
    </style:style>
    <style:style style:name="T20" style:family="text">
      <style:text-properties fo:font-style="normal" officeooo:rsid="002772db" style:font-style-asian="normal" style:font-style-complex="normal"/>
    </style:style>
    <style:style style:name="T21" style:family="text">
      <style:text-properties fo:font-style="normal" officeooo:rsid="002a9888" style:font-style-asian="normal" style:font-style-complex="normal"/>
    </style:style>
    <style:style style:name="T22" style:family="text">
      <style:text-properties fo:font-style="normal" officeooo:rsid="002ca288" style:font-style-asian="normal" style:font-style-complex="normal"/>
    </style:style>
    <style:style style:name="T23" style:family="text">
      <style:text-properties fo:font-style="normal" officeooo:rsid="002d8c3c" style:font-style-asian="normal" style:font-style-complex="normal"/>
    </style:style>
    <style:style style:name="T24" style:family="text">
      <style:text-properties fo:font-style="normal" officeooo:rsid="002f6ac4" style:font-style-asian="normal" style:font-style-complex="normal"/>
    </style:style>
    <style:style style:name="T25" style:family="text">
      <style:text-properties fo:font-style="normal" officeooo:rsid="003162e5" style:font-style-asian="normal" style:font-style-complex="normal"/>
    </style:style>
    <style:style style:name="T26" style:family="text">
      <style:text-properties fo:font-style="normal" officeooo:rsid="003286de" style:font-style-asian="normal" style:font-style-complex="normal"/>
    </style:style>
    <style:style style:name="T27" style:family="text">
      <style:text-properties fo:font-style="normal" officeooo:rsid="0033bb0d" style:font-style-asian="normal" style:font-style-complex="normal"/>
    </style:style>
    <style:style style:name="T28" style:family="text">
      <style:text-properties fo:font-style="normal" officeooo:rsid="003592f7" style:font-style-asian="normal" style:font-style-complex="normal"/>
    </style:style>
    <style:style style:name="T29" style:family="text">
      <style:text-properties fo:font-style="normal" officeooo:rsid="00361dd6" style:font-style-asian="normal" style:font-style-complex="normal"/>
    </style:style>
    <style:style style:name="T30" style:family="text">
      <style:text-properties fo:font-style="normal" officeooo:rsid="0037fa4f"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odel matematika adalah representasi matematis dari situasi yang sebenarnya yang bisa digunakan untuk membuat keputusan yang lebih baik atau lebih mudah dipahami.</text:p>
      <text:p text:style-name="P2"/>
      <text:p text:style-name="P1">Tujuh langkah proses membangun model:</text:p>
      <text:list xml:id="list8011230499900582501" text:style-name="L2">
        <text:list-item>
          <text:p text:style-name="P3">Formulasikan masalah</text:p>
        </text:list-item>
        <text:list-item>
          <text:p text:style-name="P3">Observasi sistemnya</text:p>
        </text:list-item>
        <text:list-item>
          <text:p text:style-name="P3">Formulasikan model matematika dari masalah tersebut</text:p>
        </text:list-item>
        <text:list-item>
          <text:p text:style-name="P3">Verifikasi (cek ulang) model tersebut dan gunakan model itu untuk prediksi</text:p>
        </text:list-item>
        <text:list-item>
          <text:p text:style-name="P3">Pilih solusi alternatif lain yang paling nyaman (baik)</text:p>
        </text:list-item>
        <text:list-item>
          <text:p text:style-name="P4">Presentasikan hasil dan kesimpulan yang diperoleh kepada kelompok organisasi yang bersangkutan</text:p>
        </text:list-item>
        <text:list-item>
          <text:p text:style-name="P4">Implementasikan (terapkan) dan evaluasikan rekomendasi yang diperoleh dari tanggapan organisasi</text:p>
        </text:list-item>
      </text:list>
      <text:p text:style-name="P5"/>
      <text:p text:style-name="P6"/>
      <text:p text:style-name="P6">Contoh:</text:p>
      <text:p text:style-name="P6"/>
      <text:p text:style-name="P8">2. Penjadwalan Departemen Kepolisian San Fransisco (DKSF)</text:p>
      <text:p text:style-name="P6">Taylor dan Huxley (1989) mengembangkan sebuah sistem penjadwalan patroli polisi, dalam istilah asingnya adalah <text:span text:style-name="T1">police patrol scheduling system</text:span><text:span text:style-name="T2"> (PPSS). Dengan PPSS ini, diperkirakan dapat menghemat biaya lebih dari 5 juta dolar pertahun. Seperti ini langkah-langkah dari PPSS:</text:span></text:p>
      <text:list xml:id="list4971726141741291680" text:style-name="L3">
        <text:list-item>
          <text:p text:style-name="P7"><text:span text:style-name="T2">DKSF ingin sebuah metode penjadwalan petugas patroli pada setiap tempat yang dengan cepat </text:span><text:span text:style-name="T3">(kurang dari satu jam) bisa menjadwalkan dan menampilkannya </text:span><text:span text:style-name="T4">ke dalam bentuk </text:span><text:span text:style-name="T3">grafik. </text:span><text:span text:style-name="T4">Program itu pertama akan menghitung kebutuhan personal untuk tiap jam per pekan. Sebagai contoh, untuk hari Minggu, 38 petugas sangat dibutuhkan antara jam </text:span><text:span text:style-name="T7">01</text:span><text:span text:style-name="T4">.00 – </text:span><text:span text:style-name="T7">02</text:span><text:span text:style-name="T4">.00, tapi hanya 14 petugas yang dibutuhkan pada jam </text:span><text:span text:style-name="T7">04</text:span><text:span text:style-name="T4">.00 – </text:span><text:span text:style-name="T7">05</text:span><text:span text:style-name="T4">.00. </text:span><text:span text:style-name="T5">Petugasnya harus dijadwalkan untuk meminimalkan jumlah jam tambahan dalam semingu </text:span><text:span text:style-name="T14">(kekurangan dan kelebihan </text:span><text:span text:style-name="T15">relatif</text:span><text:span text:style-name="T14">) </text:span><text:span text:style-name="T6">dari banyaknya petugas yang dibutuhkan. </text:span><text:span text:style-name="T7">Misalnya, jika 20 petugas itu dijadwalkan dari jam 00.00 – 08.00 pada hari Minggu maka banyaknya petugas </text:span><text:span text:style-name="T9">yang kurang adalah</text:span><text:span text:style-name="T7"> sebanyak 38 – 20 = 18 petugas pada 01.00 – 02.00 </text:span><text:span text:style-name="T8">dan akan kelebihan sebanyak 20 – 14 = 6 orang pada 04.00 – 05.00.<text:line-break/><text:line-break/></text:span><text:span text:style-name="T9">Kriteria kedua adalah meminimalkan kekurangan maksimum petugas, karena kurang 10 petugas pada satu jam itu leih serius daripada kurang satu petugas pada 10 jam yang berbeda. DKSF juga ingin sistem penjadwalan yang tiap kepala daerahnya dengan mudah bisa memperbaiki untuk menghasilkan jadwal yang optimal.</text:span></text:p>
          <text:p text:style-name="P7"><text:span text:style-name="T9"/></text:p>
        </text:list-item>
        <text:list-item>
          <text:p text:style-name="P9"><text:span text:style-name="T2">DKSF juga mempunyai sistem </text:span><text:span text:style-name="T1">Computer- Aided Dispatch </text:span><text:span text:style-name="T2">(CAD) canggih </text:span><text:span text:style-name="T10">yang bisa terus memantau semua panggilan polisi, waktu perjalanan polisi, waktu respon polisi, dan yang lain. </text:span><text:span text:style-name="T11">DKSF mempunyai sebuah standar persentasi waktu yang administratornya merasa setiap petugasnya seharusnya sibuk. </text:span><text:span text:style-name="T12">Dengan CAD, mudah menentukan banyaknya pekerja yang dibutuhkan setiap jamnya. Misalkan, sebuah petugas harusnya akan sibuk pada 80% waktunya dan CAD mengindikasi bahwa 30.4 jam dari pekerja digunakan dari jam 04.00 – </text:span><text:soft-page-break/><text:span text:style-name="T12">05.00 </text:span><text:span text:style-name="T13">hari Minggu</text:span><text:span text:style-name="T12">. </text:span><text:span text:style-name="T13">Makanya kita membutuhkan 38 petugas pada 04.00 – 05.00 di hari Minggu [ 80% x (38) = 30.4 jam ].</text:span></text:p>
          <text:p text:style-name="P9"><text:span text:style-name="T13"/></text:p>
        </text:list-item>
        <text:list-item>
          <text:p text:style-name="P10"><text:span text:style-name="T2">Diformulasikan sebuah Program Linier. </text:span><text:span text:style-name="T14">Dari tahap 1, tujuan utamanya adalah meminimalkan jumlah dari kekurangan dan kelebihan jam. </text:span><text:span text:style-name="T16">Pertama, penjadwal mengasumsikan bahwa petugas bertugas pada lima hari berturut-turut dengan setiap harinya bekerja selama delapan jam </text:span><text:span text:style-name="T17">(ini sebagai prioritas dari PPSS) </text:span><text:span text:style-name="T18">dan ada tiga shift, yaitu mulai jam 06.00, 14.00, dan 10.00. Kendala pada model PPSS mencerminkan batas dari banyaknya petugas yang tersedia dan hubungan dari banyaknya petugas yang bekerja setiap jamnya dari kekurangan maupun kelebihan dari jam tersebut. Kemudian PPSS akan membuat jadwal yang akan memberitau kepala daerah berapa banyak petugas yang mulai bekerja pada setiap shift yang mungkin. </text:span><text:span text:style-name="T19">Sebagai contoh, PPSS bisa mengatakan 20 petugas mulai bertugas pada jam 06.00 hari Senin (06.00 – 14.00 Senin – Jumat) dan 30 petugas mulai bertugas pada 14.00 Sabtu (14.00 – 22.00 Sabtu – Rabu). </text:span><text:span text:style-name="T20">Kenyataan bahwa banyaknya petugas yang diberikan pada waktu mulai harus berupa bilangan bulat membuat lebih sulit dalam menentukan solusi optimalnya.</text:span></text:p>
          <text:p text:style-name="P10"><text:span text:style-name="T20"/></text:p>
        </text:list-item>
        <text:list-item>
          <text:p text:style-name="P11"><text:span text:style-name="T20">S</text:span><text:span text:style-name="T2">ebelum mengimplementasikan PPSS, DKSF membandingkan antara jadwal PPSS dan jadwal manual. Ternyata diperoleh PPSS menghasilkan <text:s/>pengurangan sebesar 50% pada kekurangan maupun kelebihan jam. Hal ini meyakinkan </text:span><text:span text:style-name="T21">Departemen untuk menggunakan PPSS.</text:span></text:p>
          <text:p text:style-name="P11"><text:span text:style-name="T21"/></text:p>
        </text:list-item>
        <text:list-item>
          <text:p text:style-name="P12"><text:span text:style-name="T21">D</text:span><text:span text:style-name="T2">iberikan waktu awal dari tiap shift dan jenis jadwal [ 4 hari berturut-turut dengan 10 jam per hari (jadwal 4/10) atau 5 hari berturut-turut dengan 8 jam per hari (jadwal 5/8) ]. PPSS dapat membuat jadwal yang bisa meminimalkan jumlah kekurangan dan kelebihan. Lebih penting lagi, PPSS dapat digunakan untuk ujicoba aturan waktu shift dan waktu kerja. </text:span><text:span text:style-name="T22">Dengan PPSS, ditemukan bahwa jika hanya </text:span><text:span text:style-name="T23">3 shift waktu yang dibolehkan, maka jadwal 5/8 lebih unggul daripada jadwal 4/10. Tapi jika 5 shift waktu yang digunakan, maka jadwal 4/10 lebih unggul daripada jadwal 5/8. Penemuan ini menjadi informasi yang sangat penting </text:span><text:span text:style-name="T24">karena petugas kepolisian juga ingin beralih ke jadwal 4/10 pada tahun depan. Pihak kota menentang jadwal 4/10 karena mereka melihat kurang produktif. Tapi PPSS menunjukkan bahwa jadwal 4/10 tidak mengurangi produktivitasnya. Setelah mengetahui PPSS, DKSF akan menggunakan jadwal 4/10 dan meningkatkan produktivitasnya. PPSS juga membuat Departemen bisa melakukan ujicoba dengan mengombinasikan satu petugas dan dua petugas patroli.</text:span></text:p>
          <text:p text:style-name="P12"><text:span text:style-name="T24"/></text:p>
        </text:list-item>
        <text:list-item>
          <text:p text:style-name="P13"><text:span text:style-name="T25">d</text:span><text:span text:style-name="T2">an 7. </text:span><text:span text:style-name="T25">Diperkirakan PPSS membuat 170.000 jam kerja produktif tambahan per tahun. </text:span><text:span text:style-name="T26">Dengan demikian bisa menghemat biaya 5,2 juta dolar pertahun dari kota San Fransisco. 96% dari semua pekerja lebih memilih PPSS dalam </text:span><text:span text:style-name="T27">menjadwalkan </text:span><text:span text:style-name="T28">daripada manual. </text:span><text:span text:style-name="T29">DKSF membuat perubahan strategi (seperti menggunakan jadwal 4/10) yang membuat petugas lebih senang dan meningkatkan produktivitas kerja. Waktu respon pemanggilan juga meningkat sebesar 20% setelah menggunakan PPSS.</text:span></text:p>
        </text:list-item>
      </text:list>
      <text:p text:style-name="P14"><text:span text:style-name="T29"/></text:p>
      <text:p text:style-name="P15"><text:span text:style-name="T29">A</text:span><text:span text:style-name="T2">lasan besar keberhasilan PPSS adalah karena sistem memperbolehkan kepala daerah untuk memperbaiki penjadwalan yang digenerate komputer dan memperoleh jadwal baru dalam waktu </text:span><text:soft-page-break/><text:span text:style-name="T2">kurang dari semenit. Sebagai contoh, kepala daerah dapat menambah atau menghapus petugas dengan mudah dan bisa menambah atau menghapus shift dan dengan cepat bisa melihat bagaimana perubahan dari master </text:span><text:span text:style-name="T30">jadwal</text:span><text:span text:style-name="T2"> yang bar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Biolinum G" svg:font-family="'Linux Biolinum G'"/>
    <style:font-face style:name="Linux Libertine G" svg:font-family="'Linux Libertine G'"/>
    <style:font-face style:name="Century Schoolbook L" svg:font-family="'Century Schoolbook L'" style:font-pitch="variable"/>
    <style:font-face style:name="Linux Biolinum G1" svg:font-family="'Linux Biolinum G'" style:font-pitch="variable"/>
    <style:font-face style:name="Linux Libertine G1" svg:font-family="'Linux Libertine G'"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nux Libertine G" fo:font-size="12pt" fo:language="zxx" fo:country="non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nux Libertine G" fo:font-size="12pt" fo:language="zxx"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nux Biolinum G" fo:font-family="'Linux Biolinum G'"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G" fo:font-family="'Linux Libertine G'"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9T05:00:45.823249839</meta:creation-date>
    <meta:generator>LibreOffice/5.2.7.2$Linux_x86 LibreOffice_project/2b7f1e640c46ceb28adf43ee075a6e8b8439ed10</meta:generator>
    <dc:date>2017-08-14T10:45:57.618819910</dc:date>
    <meta:editing-duration>P5DT5H34M44S</meta:editing-duration>
    <meta:editing-cycles>36</meta:editing-cycles>
    <meta:document-statistic meta:table-count="0" meta:image-count="0" meta:object-count="0" meta:page-count="3" meta:paragraph-count="19" meta:word-count="839" meta:character-count="5890" meta:non-whitespace-character-count="5068"/>
  </office:meta>
</office:document-meta>
</file>